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060" officeooo:paragraph-rsid="000c1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kku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22:10:26.198117026</meta:creation-date>
    <dc:date>2020-10-02T22:10:36.72556034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6.2$Linux_X86_64 LibreOffice_project/40$Build-2</meta:generator>
  </office:meta>
</office:document-meta>
</file>